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53in"/>
    </style:style>
    <style:style style:name="co2" style:family="table-column">
      <style:table-column-properties fo:break-before="auto" style:column-width="3.081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1366in"/>
    </style:style>
    <style:style style:name="co5" style:family="table-column">
      <style:table-column-properties fo:break-before="auto" style:column-width="5.1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Words</text:p>
          </table:table-cell>
          <table:table-cell office:value-type="string">
            <text:p>Location 1</text:p>
          </table:table-cell>
          <table:table-cell office:value-type="string">
            <text:p>Location 2</text:p>
          </table:table-cell>
          <table:table-cell office:value-type="string">
            <text:p>Location 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int of Sale</text:p>
          </table:table-cell>
          <table:table-cell office:value-type="string">
            <text:p>frame</text:p>
          </table:table-cell>
          <table:table-cell office:value-type="string">
            <text:p>pnl_po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le Records</text:p>
          </table:table-cell>
          <table:table-cell office:value-type="string">
            <text:p>frame</text:p>
          </table:table-cell>
          <table:table-cell office:value-type="string">
            <text:p>pnl_sales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ventory</text:p>
          </table:table-cell>
          <table:table-cell office:value-type="string">
            <text:p>frame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eferences</text:p>
          </table:table-cell>
          <table:table-cell office:value-type="string">
            <text:p>frame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d Product</text:p>
          </table:table-cell>
          <table:table-cell office:value-type="string">
            <text:p>add_dlg</text:p>
          </table:table-cell>
          <table:table-cell office:value-type="string">
            <text:p>menu</text:p>
          </table:table-cell>
          <table:table-cell office:value-type="string">
            <text:p>pnl_inv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oduct Name</text:p>
          </table:table-cell>
          <table:table-cell office:value-type="string">
            <text:p>add_dlg</text:p>
          </table:table-cell>
          <table:table-cell office:value-type="string">
            <text:p>dlg_edit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ice</text:p>
          </table:table-cell>
          <table:table-cell office:value-type="string">
            <text:p>add_dlg</text:p>
          </table:table-cell>
          <table:table-cell office:value-type="string">
            <text:p>dlg_edit</text:p>
          </table:table-cell>
          <table:table-cell office:value-type="string">
            <text:p>dlg_pos_add</text:p>
          </table:table-cell>
          <table:table-cell office:value-type="string">
            <text:p>lc_mpos</text:p>
          </table:table-cell>
          <table:table-cell office:value-type="string">
            <text:p>pnl_inv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d Product Fail!</text:p>
          </table:table-cell>
          <table:table-cell office:value-type="string">
            <text:p>add_dlg</text:p>
          </table:table-cell>
          <table:table-cell office:value-type="string">
            <text:p>pnl_pos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You must enter the item name and price.</text:p>
          </table:table-cell>
          <table:table-cell office:value-type="string">
            <text:p>add_dlg</text:p>
          </table:table-cell>
          <table:table-cell office:value-type="string">
            <text:p>dlg_edit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uble Click to Select Date</text:p>
          </table:table-cell>
          <table:table-cell office:value-type="string">
            <text:p>dlg_cal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You must select a valid date.</text:p>
          </table:table-cell>
          <table:table-cell office:value-type="string">
            <text:p>dlg_cal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ate Select Fail</text:p>
          </table:table-cell>
          <table:table-cell office:value-type="string">
            <text:p>dlg_cal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dit Product Information</text:p>
          </table:table-cell>
          <table:table-cell office:value-type="string">
            <text:p>dlg_edit</text:p>
          </table:table-cell>
          <table:table-cell office:value-type="string">
            <text:p>pnl_inv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dit Product Fail</text:p>
          </table:table-cell>
          <table:table-cell office:value-type="string">
            <text:p>dlg_edit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dd Items to Receipt</text:p>
          </table:table-cell>
          <table:table-cell office:value-type="string">
            <text:p>dlg_pos_add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Quantity</text:p>
          </table:table-cell>
          <table:table-cell office:value-type="string">
            <text:p>dlg_pos_add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oduct ID</text:p>
          </table:table-cell>
          <table:table-cell office:value-type="string">
            <text:p>lc_mpos</text:p>
          </table:table-cell>
          <table:table-cell office:value-type="string">
            <text:p>pnl_inv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roduct <text:s/></text:p>
          </table:table-cell>
          <table:table-cell office:value-type="string">
            <text:p>lc_mpos</text:p>
          </table:table-cell>
          <table:table-cell office:value-type="string">
            <text:p>pnl_inv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D</text:p>
          </table:table-cell>
          <table:table-cell office:value-type="string">
            <text:p>lc_mpos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Qt.</text:p>
          </table:table-cell>
          <table:table-cell office:value-type="string">
            <text:p>lc_mpos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mount</text:p>
          </table:table-cell>
          <table:table-cell office:value-type="string">
            <text:p>lc_mpos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ale ID</text:p>
          </table:table-cell>
          <table:table-cell office:value-type="string">
            <text:p>lc_mpos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ate <text:s/></text:p>
          </table:table-cell>
          <table:table-cell office:value-type="string">
            <text:p>lc_mpos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tal Amount</text:p>
          </table:table-cell>
          <table:table-cell office:value-type="string">
            <text:p>lc_mpos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xit Program</text:p>
          </table:table-cell>
          <table:table-cell office:value-type="string">
            <text:p>menu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rogram Settings</text:p>
          </table:table-cell>
          <table:table-cell office:value-type="string">
            <text:p>menu</text:p>
          </table:table-cell>
          <table:table-cell office:value-type="string">
            <text:p>prefs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nguage Options</text:p>
          </table:table-cell>
          <table:table-cell office:value-type="string">
            <text:p>menu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bout</text:p>
          </table:table-cell>
          <table:table-cell office:value-type="string">
            <text:p>menu</text:p>
          </table:table-cell>
          <table:table-cell office:value-type="string">
            <text:p>dlg_about</text:p>
          </table:table-cell>
          <table:table-cell office:value-type="string">
            <text:p>frame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ile</text:p>
          </table:table-cell>
          <table:table-cell office:value-type="string">
            <text:p>menu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dit <text:s/></text:p>
          </table:table-cell>
          <table:table-cell office:value-type="string">
            <text:p>menu</text:p>
          </table:table-cell>
          <table:table-cell office:value-type="string">
            <text:p>pnl_intro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elp</text:p>
          </table:table-cell>
          <table:table-cell office:value-type="string">
            <text:p>menu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nventory Management</text:p>
          </table:table-cell>
          <table:table-cell office:value-type="string">
            <text:p>pnl_inv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earch</text:p>
          </table:table-cell>
          <table:table-cell office:value-type="string">
            <text:p>pnl_inv</text:p>
          </table:table-cell>
          <table:table-cell office:value-type="string">
            <text:p>pnl_pos</text:p>
          </table:table-cell>
          <table:table-cell office:value-type="string">
            <text:p>pnl_sales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roduct Details</text:p>
          </table:table-cell>
          <table:table-cell office:value-type="string">
            <text:p>pnl_inv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ventory Options</text:p>
          </table:table-cell>
          <table:table-cell office:value-type="string">
            <text:p>pnl_inv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eceipt</text:p>
          </table:table-cell>
          <table:table-cell office:value-type="string">
            <text:p>pnl_pos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ales Summary</text:p>
          </table:table-cell>
          <table:table-cell office:value-type="string">
            <text:p>pnl_pos</text:p>
          </table:table-cell>
          <table:table-cell office:value-type="string">
            <text:p>pnl_sales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ub Total</text:p>
          </table:table-cell>
          <table:table-cell office:value-type="string">
            <text:p>pnl_pos</text:p>
          </table:table-cell>
          <table:table-cell office:value-type="string">
            <text:p>pnl_sales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otal <text:s/></text:p>
          </table:table-cell>
          <table:table-cell office:value-type="string">
            <text:p>pnl_pos</text:p>
          </table:table-cell>
          <table:table-cell office:value-type="string">
            <text:p>pnl_sales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ales Tax</text:p>
          </table:table-cell>
          <table:table-cell office:value-type="string">
            <text:p>pnl_pos</text:p>
          </table:table-cell>
          <table:table-cell office:value-type="string">
            <text:p>pnl_sales</text:p>
          </table:table-cell>
          <table:table-cell office:value-type="string">
            <text:p>prefs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mplete Transaction</text:p>
          </table:table-cell>
          <table:table-cell office:value-type="string">
            <text:p>pnl_pos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ancel</text:p>
          </table:table-cell>
          <table:table-cell office:value-type="string">
            <text:p>pnl_pos</text:p>
          </table:table-cell>
          <table:table-cell office:value-type="string">
            <text:p>pnl_intro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You must enter a quantity and price.</text:p>
          </table:table-cell>
          <table:table-cell office:value-type="string">
            <text:p>pnl_pos</text:p>
          </table:table-cell>
          <table:table-cell/>
          <table:table-cell office:value-type="string">
            <text:p>New Language Name</text:p>
          </table:table-cell>
          <table:table-cell office:value-type="string">
            <text:p>pnl_intro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omplete Transaction Fail</text:p>
          </table:table-cell>
          <table:table-cell office:value-type="string">
            <text:p>pnl_pos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You must add items first!</text:p>
          </table:table-cell>
          <table:table-cell office:value-type="string">
            <text:p>pnl_pos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eceipt Number</text:p>
          </table:table-cell>
          <table:table-cell office:value-type="string">
            <text:p>pnl_pos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dit Receipt</text:p>
          </table:table-cell>
          <table:table-cell office:value-type="string">
            <text:p>pnl_pos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eriod Sales Records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ale Record Receipt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oose Sale Period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ay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Week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onth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Year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tart Date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End Date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roduct Sales Summary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tart Date Select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ustom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tart Date cannot be later than End Date.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ate Selection Fail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End Date Select</text:p>
          </table:table-cell>
          <table:table-cell office:value-type="string">
            <text:p>pnl_sales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Language <text:s/></text:p>
          </table:table-cell>
          <table:table-cell office:value-type="string">
            <text:p>prefs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urrency Symbol</text:p>
          </table:table-cell>
          <table:table-cell office:value-type="string">
            <text:p>prefs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urrency Decimals</text:p>
          </table:table-cell>
          <table:table-cell office:value-type="string">
            <text:p>prefs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Thousands Separator</text:p>
          </table:table-cell>
          <table:table-cell office:value-type="string">
            <text:p>prefs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ales Tax Rate</text:p>
          </table:table-cell>
          <table:table-cell office:value-type="string">
            <text:p>prefs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re you sure you want to reset the database?</text:p>
          </table:table-cell>
          <table:table-cell office:value-type="string">
            <text:p>frame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Edit Language</text:p>
          </table:table-cell>
          <table:table-cell office:value-type="string">
            <text:p>pnl_intro</text:p>
          </table:table-cell>
          <table:table-cell office:value-type="string">
            <text:p>pnl_edit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dd Language</text:p>
          </table:table-cell>
          <table:table-cell office:value-type="string">
            <text:p>pnl_intro</text:p>
          </table:table-cell>
          <table:table-cell office:value-type="string">
            <text:p>pnl_edit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Language Options</text:p>
          </table:table-cell>
          <table:table-cell office:value-type="string">
            <text:p>pnl_intro</text:p>
          </table:table-cell>
          <table:table-cell office:value-type="string">
            <text:p>lang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ew Language Name</text:p>
          </table:table-cell>
          <table:table-cell office:value-type="string">
            <text:p>pnl_intro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rom</text:p>
          </table:table-cell>
          <table:table-cell office:value-type="string">
            <text:p>pnl_intro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anguage already exists!</text:p>
          </table:table-cell>
          <table:table-cell office:value-type="string">
            <text:p>pnl_intro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You must enter a language name.</text:p>
          </table:table-cell>
          <table:table-cell office:value-type="string">
            <text:p>pnl_intro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ame Fail</text:p>
          </table:table-cell>
          <table:table-cell office:value-type="string">
            <text:p>pnl_intro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ack</text:p>
          </table:table-cell>
          <table:table-cell office:value-type="string">
            <text:p>pnl_edit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ext</text:p>
          </table:table-cell>
          <table:table-cell office:value-type="string">
            <text:p>pnl_edit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ave</text:p>
          </table:table-cell>
          <table:table-cell office:value-type="string">
            <text:p>pnl_edit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age</text:p>
          </table:table-cell>
          <table:table-cell office:value-type="string">
            <text:p>pnl_edit</text:p>
          </table:table-cell>
          <table:table-cell table:number-columns-repeated="4"/>
        </table:table-row>
        <table:table-row table:style-name="ro1" table:number-rows-repeated="104849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</text:p>
          </table:table-cell>
          <table:table-cell office:value-type="string">
            <text:p>Spanish</text:p>
          </table:table-cell>
        </table:table-row>
        <table:table-row table:style-name="ro1">
          <table:table-cell office:value-type="string">
            <text:p>Fro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nto de Ven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gistros de vent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ventari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eferenci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ñadir product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mbre del product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eci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ñadir producto falla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be introducir el nombre del artículo y el precio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aga doble clic en el botón de fech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be seleccionar una fecha válida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leccione la fecha de fall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ditar información del product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ditar producto n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gregar artículos a la recepció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antida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dentificación del product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roduct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dentificació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Qt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antida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enta I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ech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onto total d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alir del programa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figuración del program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pciones de idiom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obr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xpedient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ditar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estión de inventario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úsqueda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etalles del Producto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pciones de inventario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ecib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esumen de venta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ub Tota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impuesto de venta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ransacción completa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ancelar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ebe introducir una cantidad y precio.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ransacción completa Fai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ebe agregar artículos primero!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úmero de recib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dición de recibo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Historiales de ventas period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ecibo de Registro de Venta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legir periodo de venta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ía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emana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e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ñ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echa de inici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echa de finalización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Resumen de las ventas de producto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echa de inicio Seleccion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ostumbr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echa de inicio no puede ser posterior a la fecha de finalización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echa de selección Fai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cha de finalización Seleccionar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lengua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ímbolo de moneda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ecimales de moned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eparador de mile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asa del impuesto de ventas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¿Seguro de que desea restablecer la base de datos?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editar Idioma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gregar idioma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Opciones de idioma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ombre nuevo idioma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e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Idioma ya existe!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Debe introducir un nombre de idioma.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ombre Fai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de nuevo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róximo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horrar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ágina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Language</text:p>
          </table:table-cell>
          <table:table-cell office:value-type="string">
            <text:p>Հայերեն</text:p>
          </table:table-cell>
        </table:table-row>
        <table:table-row table:style-name="ro1">
          <table:table-cell office:value-type="string">
            <text:p>Fro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Կետ վաճառք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Այլ նյութեր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Գրապահոց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Նախապատվություններ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ավելացնել Ապրանք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Ապրանքի անվանումը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գին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Ավելացնել Ապրանք Սխալ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Դուք պետք է մուտքագրեք իրը անունը եւ գինը: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Կրկնակի Սեղմեք Ընտրեք ամսաթիվը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Դուք պետք է ընտրել ճիշտ օրը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Ընտրեք ամսաթիվը Սխալ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Խմբագրել արտադրանքի տեղեկատվական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Խմբագրել Ապրանք Սխալ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Ավելացնել կետ անդորրագիրը: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քանակ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Ապրանք I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արտադրանք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Կանի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գումար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վաճառք I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ամսաթիվ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ընդհանուր գումարը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Ելք ծրագիր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ծրագրի Կառավարում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լեզվի ընտրություն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մոտ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ֆայլ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խմբագրել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օգնություն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Գրապահոց կառավարում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որոնում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Պահեստավորված նյութեր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Գրապահոց Ընտրանքներ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ստացական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վաճառքի Ամփոփում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ub ընդամենը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ընդամենը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Վաչարքի Օրենք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լրիվ Գործարքի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վերացնել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Դուք պետք է մուտքագրեք քանակի եւ գնի.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Լրիվ Գործարքի չանցի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Դուք պետք է ավելացնել կետ առաջին.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կտրոնի համարը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խմբագրել ստացում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Վաճառքի ժամկետը գրառումներ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Վաճառք Ինֆորմածիա ստացում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Ընտրեք վաճառք ժամանակաշրջանը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օր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շաբաթ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ամիս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տարի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Սքիզբի Օր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Վերչին Օր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Ապրանք Վաչարք Ամփոփում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Սքիզբի Ընտրել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սովորություն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Մեկնարկային ամսաթիվը չի կարող ավելի ուշ լինել, Վերճին Օր: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- Ից Ամսաթիվ Ընտրության չանծի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Վերչին Ընտրել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լեզու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Արտարժույթի խորհրդանիշները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Արտարժույթի Կետ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հազարավոր Բաժանություն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Վաճառքի հարկի դրույքաչափը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Վստահ եք, որ ցանկանում եք վերականգնել տվյալների բազա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խմբագրել լեզու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ավելացնել լեզու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լեզվի ընտրություն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Նոր լեզվի անունը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- ից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Լեզուն, արդեն գոյություն ունի.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Դուք պետք է մուտքագրեք լեզվի անունը.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Անունը Սխալ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Վերադառնալ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հաջորդ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փրկել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էջ</text:p>
          </table:table-cell>
        </table:table-row>
      </table:table>
      <table:database-ranges>
        <table:database-range table:target-range-address="Sheet1.A1:Sheet1.G6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2:3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eg Wilson</meta:initial-creator>
    <meta:creation-date>2011-09-30T10:24:44</meta:creation-date>
    <meta:generator>LibreOffice/3.3$Unix LibreOffice_project/330m19$Build-401</meta:generator>
    <dc:date>2011-10-07T11:21:41</dc:date>
    <dc:creator>Greg Wilson</dc:creator>
    <meta:editing-duration>PT1H54M45S</meta:editing-duration>
    <meta:editing-cycles>12</meta:editing-cycles>
    <meta:document-statistic meta:table-count="3" meta:cell-count="604" meta:object-count="0"/>
  </office:meta>
</office:document-meta>
</file>